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text-properties style:font-name="Open Sans" officeooo:paragraph-rsid="00358a9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roid Sans Mono" officeooo:rsid="00358a91" officeooo:paragraph-rsid="00358a9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43ac" officeooo:paragraph-rsid="003643ac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43ac" officeooo:paragraph-rsid="003643ac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58a91" officeooo:paragraph-rsid="00358a91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58a91" officeooo:paragraph-rsid="00358a91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1" style:master-page-name="">
      <style:paragraph-properties fo:text-align="start" style:justify-single-word="false" style:page-number="auto"/>
      <style:text-properties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officeooo:rsid="002a8d2f"/>
    </style:style>
    <style:style style:name="T4" style:family="text">
      <style:text-properties style:font-name="Open Sans" officeooo:rsid="002d2395"/>
    </style:style>
    <style:style style:name="T5" style:family="text">
      <style:text-properties style:font-name="Open Sans" officeooo:rsid="002f00e7"/>
    </style:style>
    <style:style style:name="T6" style:family="text">
      <style:text-properties style:font-name="Open Sans" officeooo:rsid="002fbd6e"/>
    </style:style>
    <style:style style:name="T7" style:family="text">
      <style:text-properties style:font-name="Open Sans" officeooo:rsid="00332cbb"/>
    </style:style>
    <style:style style:name="T8" style:family="text">
      <style:text-properties style:font-name="Open Sans" officeooo:rsid="00358a91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officeooo:rsid="002a8d2f"/>
    </style:style>
    <style:style style:name="T11" style:family="text">
      <style:text-properties fo:font-weight="bold" officeooo:rsid="00358a91" style:font-weight-asian="bold" style:font-weight-complex="bold"/>
    </style:style>
    <style:style style:name="T12" style:family="text">
      <style:text-properties officeooo:rsid="0034d769"/>
    </style:style>
    <style:style style:name="T13" style:family="text">
      <style:text-properties officeooo:rsid="00358a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s Selection</text:p>
      <text:p text:style-name="P1">Time limit: 1 sec</text:p>
      <text:p text:style-name="P4"><text:tab/><text:span text:style-name="T13">There are </text:span><text:span text:style-name="T11">N</text:span><text:span text:style-name="T13"> classes, numbered 1 to N, wanting to use the same lecture room. The class numbered i starts on </text:span><text:span text:style-name="T11">S[i]</text:span><text:span text:style-name="T13"> and ends on </text:span><text:span text:style-name="T11">F[i]</text:span><text:span text:style-name="T13"> where </text:span><text:span text:style-name="T11">F[i]</text:span><text:span text:style-name="T13"> always greater than or equal to </text:span><text:span text:style-name="T11">S[i]</text:span><text:span text:style-name="T13">. Two classes numbered a and b can use this same room if their usage time does not overlap, i.e., </text:span><text:span text:style-name="T11">S[a]</text:span><text:span text:style-name="T13"> &gt;= </text:span><text:span text:style-name="T11">F[b]</text:span><text:span text:style-name="T13"> or </text:span><text:span text:style-name="T11">S[b]</text:span><text:span text:style-name="T13"> &gt;= </text:span><text:span text:style-name="T11">F[a]</text:span><text:span text:style-name="T13">. </text:span></text:p>
      <text:p text:style-name="P4"><text:span text:style-name="T13"><text:tab/>From the given classes and their usage time, find the maximum number of classes that can use the room. </text:span></text:p>
      <text:h text:style-name="P10" text:outline-level="1">Input</text:h>
      <text:list xml:id="list858123331157534033" text:style-name="L1">
        <text:list-item>
          <text:p text:style-name="P8"><text:span text:style-name="T1">The first line of input gives the number of classes </text:span><text:span text:style-name="T9">N</text:span><text:span text:style-name="T1">.</text:span></text:p>
        </text:list-item>
        <text:list-item>
          <text:p text:style-name="P8"><text:span text:style-name="T1">The second line contains N integers representing the starting time of each classes for class #1 to class #N</text:span></text:p>
        </text:list-item>
        <text:list-item>
          <text:p text:style-name="P8"><text:span text:style-name="T1">The second line contains N integers representing the ending time of each classes for class #1 to class #N</text:span></text:p>
        </text:list-item>
      </text:list>
      <text:h text:style-name="P11" text:outline-level="1"><text:span text:style-name="T1">Output</text:span></text:h>
      <text:p text:style-name="P2"><text:tab/><text:span text:style-name="T10">The output must contain exactly one line giving the maximum number of classes that can use this room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5">3</text:p>
            <text:p text:style-name="P6">1 4 6 </text:p>
            <text:p text:style-name="P6">5 7 10</text:p>
          </table:table-cell>
          <table:table-cell table:style-name="Table1.A1" office:value-type="string">
            <text:p text:style-name="P7">2</text:p>
          </table:table-cell>
        </table:table-row>
        <table:table-row table:style-name="Table1.1">
          <table:table-cell table:style-name="Table1.A3" office:value-type="string">
            <text:p text:style-name="P7">4</text:p>
            <text:p text:style-name="P7">1 2 3 4</text:p>
            <text:p text:style-name="P7">2 3 4 5</text:p>
          </table:table-cell>
          <table:table-cell table:style-name="Table1.A3" office:value-type="string">
            <text:p text:style-name="P7">4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0-13T18:21:24.405611299</dc:date>
    <meta:editing-duration>PT1H20M42S</meta:editing-duration>
    <meta:editing-cycles>26</meta:editing-cycles>
    <meta:print-date>2014-09-09T23:50:22.741847462</meta:print-date>
    <meta:document-statistic meta:table-count="1" meta:image-count="0" meta:object-count="0" meta:page-count="1" meta:paragraph-count="21" meta:word-count="179" meta:character-count="872" meta:non-whitespace-character-count="710"/>
  </office:meta>
</office:document-meta>
</file>